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ian Prayer</text:p>
      <text:p text:style-name="P1"/>
      <text:p text:style-name="P1">WHAT IS PRAYER?</text:p>
      <text:p text:style-name="P1"/>
      <text:p text:style-name="P1">30/5/25 Friday</text:p>
      <text:p text:style-name="P1"/>
      <text:p text:style-name="P1">ok I have already started this. However I repeat is not out of order. </text:p>
      <text:p text:style-name="P1">Prayer is a attempt at gaining a supernatural response from the Almighty. After all if one can just buy what one wants or needs then why both praying? So from my point of view prayer is a attempt at gaining <text:s/>A SUPERNATURAL response. If one has a job and access to surplus finance......then no need to pray. But if one has no job and no access to surplus finance then one is left with prayer. Getting what I want? </text:p>
      <text:p text:style-name="P1">However some Christian teachers on prayer....eg Andrew Murray...would teach that prayers on behalf of others are much more likely to be pleasing to the Almighty and more likely of a answer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30T14:38:00.42</meta:creation-date>
    <dc:date>2025-05-30T15:47:23.58</dc:date>
    <meta:editing-duration>PT1H9M24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6" meta:word-count="131" meta:character-count="719"/>
  </office:meta>
</office:document-meta>
</file>